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="solid" draw:fill-color="#eeeeee" draw:textarea-horizontal-align="justify" draw:textarea-vertical-align="middle" draw:auto-grow-height="false" fo:min-height="0cm" fo:min-width="0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97cm" svg:height="1.397cm" svg:x="5.191cm" svg:y="5.95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97cm" svg:height="1.397cm" svg:x="6.588cm" svg:y="5.9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97cm" svg:height="1.397cm" svg:x="7.985cm" svg:y="5.9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97cm" svg:height="1.397cm" svg:x="9.382cm" svg:y="5.9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97cm" svg:height="1.397cm" svg:x="10.779cm" svg:y="5.953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06cm" svg:height="0.729cm" svg:x="2.851cm" svg:y="7.51cm">
          <draw:text-box>
            <text:p><text:span text:style-name="T1">Address</text:span></text:p>
          </draw:text-box>
        </draw:frame>
        <draw:frame draw:style-name="gr2" draw:layer="layout" svg:width="1.213cm" svg:height="0.729cm" svg:x="5.248cm" svg:y="7.477cm">
          <draw:text-box>
            <text:p><text:span text:style-name="T1">100</text:span></text:p>
          </draw:text-box>
        </draw:frame>
        <draw:frame draw:style-name="gr2" draw:layer="layout" svg:width="1.213cm" svg:height="0.729cm" svg:x="6.649cm" svg:y="7.478cm">
          <draw:text-box>
            <text:p><text:span text:style-name="T1">101</text:span></text:p>
          </draw:text-box>
        </draw:frame>
        <draw:frame draw:style-name="gr2" draw:layer="layout" svg:width="1.213cm" svg:height="0.729cm" svg:x="8.049cm" svg:y="7.478cm">
          <draw:text-box>
            <text:p><text:span text:style-name="T1">103</text:span></text:p>
          </draw:text-box>
        </draw:frame>
        <draw:frame draw:style-name="gr2" draw:layer="layout" svg:width="1.213cm" svg:height="0.729cm" svg:x="9.449cm" svg:y="7.478cm">
          <draw:text-box>
            <text:p><text:span text:style-name="T1">104</text:span></text:p>
          </draw:text-box>
        </draw:frame>
        <draw:frame draw:style-name="gr2" draw:layer="layout" svg:width="1.213cm" svg:height="0.729cm" svg:x="10.85cm" svg:y="7.479cm">
          <draw:text-box>
            <text:p><text:span text:style-name="T1">105</text:span></text:p>
          </draw:text-box>
        </draw:frame>
        <draw:frame draw:style-name="gr2" draw:text-style-name="P2" draw:layer="layout" svg:width="1.035cm" svg:height="0.962cm" svg:x="12.65cm" svg:y="5.979cm">
          <draw:text-box>
            <text:p text:style-name="P2"><text:span text:style-name="T2">...</text:span></text:p>
          </draw:text-box>
        </draw:frame>
        <draw:frame draw:style-name="gr2" draw:text-style-name="P3" draw:layer="layout" svg:width="4.011cm" svg:height="0.729cm" svg:x="2.651cm" svg:y="4.408cm">
          <draw:text-box>
            <text:p text:style-name="P3"><text:span text:style-name="T1">Computer Memor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3T11:14:47.240300416</meta:creation-date>
    <dc:date>2014-10-23T11:49:23.184503745</dc:date>
    <meta:editing-duration>PT4M15S</meta:editing-duration>
    <meta:editing-cycles>1</meta:editing-cycles>
    <meta:document-statistic meta:object-count="13"/>
    <meta:generator>LibreOffice/4.2.6.3$Linux_X86_64 LibreOffice_project/420m0$Build-3</meta:generator>
  </office:meta>
</office:document-meta>
</file>